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Parser.Patter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Parser.addClass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parse( Input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ternParser.getLocationString(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ternPars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Parser.getPattern( String 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Parser.readToken( StringBuffer cha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atternPars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setConsumer( Pattern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PatternParser( Pattern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Parser.getInterletterValues( String p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ternParser.create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Parser.addPattern( String p ,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Pars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Parser.pars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normalizeException( ArrayList 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tternParser.addException( String w , ArrayLis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startElement( String uri , String local , String raw , Attributes att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tternParser.getExceptionWord( ArrayList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ternParser.characters( char ch [ ]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tternParser.pars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Parser.endElement( String uri , String local , String ra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